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19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9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9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79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 style:data-style-name="N2" text:time-value="12:55:46.9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5T13:26:03.701000000</dc:date>
    <meta:editing-duration>P4DT4H9M26S</meta:editing-duration>
    <meta:editing-cycles>1668</meta:editing-cycles>
    <meta:document-statistic meta:table-count="3" meta:cell-count="9410" meta:object-count="0"/>
  </office:meta>
</office:document-meta>
</file>